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f237" officeooo:paragraph-rsid="00072c8e"/>
    </style:style>
    <style:style style:name="P2" style:family="paragraph" style:parent-style-name="Standard">
      <style:text-properties officeooo:rsid="000efad6" officeooo:paragraph-rsid="00072c8e"/>
    </style:style>
    <style:style style:name="P3" style:family="paragraph" style:parent-style-name="Standard">
      <style:text-properties officeooo:rsid="00201bc2" officeooo:paragraph-rsid="00072c8e"/>
    </style:style>
    <style:style style:name="P4" style:family="paragraph" style:parent-style-name="Standard">
      <style:text-properties officeooo:paragraph-rsid="00072c8e"/>
    </style:style>
    <style:style style:name="T1" style:family="text">
      <style:text-properties officeooo:rsid="00201bc2"/>
    </style:style>
    <style:style style:name="T2" style:family="text">
      <style:text-properties officeooo:rsid="000efad6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0efad6"/>
    </style:style>
    <style:style style:name="T5" style:family="text">
      <style:text-properties officeooo:rsid="0021e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I. </text:span><text:span text:style-name="T3">Create a simple topology of two nodes (Node1, Node2) separated by a point-to-point link. Setup a UdpClient on one Node1 and a UdpServer on Node2. Let it be of a fixed data rate Rate1. Start the client application, and measure end to end throughput whilst varying the latency of the link. Now add another client application to Node1 and a server instance to Node2 </text:span><text:span text:style-name="T4">and measure the throughput.</text:span></text:p>
      <text:p text:style-name="P2"/>
      <text:p text:style-name="P3"/>
      <text:p text:style-name="P3"/>
      <text:p text:style-name="P3"><text:span text:style-name="T2">II</text:span>. <text:span text:style-name="T5">Create a topology of 7 nodes (n0, n1, n2, n3, n4, n5,n6), <text:s/>as shown in figure below:</text:span></text:p>
      <text:p text:style-name="P3"/>
      <text:p text:style-name="P3">// <text:s text:c="2"/>Wifi 10.1.3.0</text:p>
      <text:p text:style-name="P3">// <text:s text:c="16"/>AP</text:p>
      <text:p text:style-name="P3">// <text:s/>* <text:s text:c="3"/>* <text:s text:c="3"/>* <text:s text:c="3"/>*</text:p>
      <text:p text:style-name="P3">// <text:s/>| <text:s text:c="3"/>| <text:s text:c="3"/>| <text:s text:c="3"/>| <text:s text:c="3"/>10.1.1.0</text:p>
      <text:p text:style-name="P3">// n5 <text:s text:c="2"/>n6 <text:s text:c="2"/>n7 <text:s text:c="2"/>n0 -------------- n1 <text:s text:c="2"/>n2 <text:s text:c="2"/>n3 <text:s text:c="2"/>n4</text:p>
      <text:p text:style-name="P3">// <text:s text:c="18"/>point-to-point <text:s/>| <text:s text:c="3"/>| <text:s text:c="3"/>| <text:s text:c="3"/>|</text:p>
      <text:p text:style-name="P3">// <text:s text:c="34"/>================</text:p>
      <text:p text:style-name="P3">// <text:s text:c="36"/>LAN 10.1.2.0</text:p>
      <text:p text:style-name="P1"/>
      <text:p text:style-name="P1"/>
      <text:p text:style-name="P1">Node n0 is the sink for all the other nodes. <text:span text:style-name="T1">Generate appropriate data from the nodes. <text:s/></text:span>Calculate average throughput and delay in the network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8:46:57.762160091</meta:creation-date>
    <dc:date>2019-10-09T08:47:37.590169538</dc:date>
    <meta:editing-duration>PT40S</meta:editing-duration>
    <meta:editing-cycles>1</meta:editing-cycles>
    <meta:document-statistic meta:table-count="0" meta:image-count="0" meta:object-count="0" meta:page-count="1" meta:paragraph-count="11" meta:word-count="148" meta:character-count="926" meta:non-whitespace-character-count="634"/>
    <meta:generator>LibreOffice/6.0.7.3$Linux_X86_64 LibreOffice_project/00m0$Build-3</meta:generator>
  </office:meta>
</office:document-meta>
</file>